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4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>
            <text:p>10Bytes</text:p>
          </table:table-cell>
          <table:table-cell office:value-type="string">
            <text:p>20Bytes</text:p>
          </table:table-cell>
          <table:table-cell office:value-type="string">
            <text:p>30Bytes</text:p>
          </table:table-cell>
          <table:table-cell office:value-type="string">
            <text:p>40Bytes</text:p>
          </table:table-cell>
          <table:table-cell office:value-type="string">
            <text:p>50Bytes</text:p>
          </table:table-cell>
          <table:table-cell office:value-type="string">
            <text:p>60Bytes</text:p>
          </table:table-cell>
          <table:table-cell office:value-type="string">
            <text:p>70Bytes</text:p>
          </table:table-cell>
          <table:table-cell office:value-type="string">
            <text:p>80Bytes</text:p>
          </table:table-cell>
        </table:table-row>
        <table:table-row table:style-name="ro2">
          <table:table-cell office:value-type="string">
            <text:p>Throughput_Interrupt</text:p>
          </table:table-cell>
          <table:table-cell table:style-name="ce1" office:value-type="float" office:value="80641">
            <text:p>80641</text:p>
          </table:table-cell>
          <table:table-cell table:style-name="ce1" office:value-type="float" office:value="114938">
            <text:p>114938</text:p>
          </table:table-cell>
          <table:table-cell table:style-name="ce1" office:value-type="float" office:value="133924">
            <text:p>133924</text:p>
          </table:table-cell>
          <table:table-cell table:style-name="ce1" office:value-type="float" office:value="145980">
            <text:p>145980</text:p>
          </table:table-cell>
          <table:table-cell table:style-name="ce1" office:value-type="float" office:value="154316">
            <text:p>154316</text:p>
          </table:table-cell>
          <table:table-cell table:style-name="ce1" office:value-type="float" office:value="160423">
            <text:p>160423</text:p>
          </table:table-cell>
          <table:table-cell table:style-name="ce2" office:value-type="float" office:value="165089">
            <text:p>165089</text:p>
          </table:table-cell>
          <table:table-cell table:style-name="ce2" office:value-type="float" office:value="168771">
            <text:p>168771</text:p>
          </table:table-cell>
        </table:table-row>
        <table:table-row table:style-name="ro2">
          <table:table-cell>
            <draw:frame table:end-cell-address="Foglio1.G26" table:end-x="0.676cm" table:end-y="0.255cm" draw:z-index="0" draw:style-name="gr1" draw:text-style-name="P1" svg:width="15.993cm" svg:height="10.362cm" svg:x="0.106cm" svg:y="0.28cm">
              <draw:object draw:notify-on-update-of-ranges="Foglio1.B1:Foglio1.I1 Foglio1.B2:Foglio1.I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3/05/2016</text:date>, <text:time>09.52.5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a </meta:initial-creator>
    <meta:creation-date>2016-05-03T09:40:31.93</meta:creation-date>
    <dc:date>2016-05-03T09:52:56.31</dc:date>
    <dc:creator>Laura </dc:creator>
    <meta:editing-duration>PT12M24S</meta:editing-duration>
    <meta:editing-cycles>1</meta:editing-cycles>
    <meta:document-statistic meta:table-count="3" meta:cell-count="17" meta:object-count="1"/>
    <meta:generator>OpenOffice/4.1.0$Win32 OpenOffice.org_project/410m18$Build-976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10.363cm" xlink:href=".." xlink:type="simple" chart:class="chart:line" chart:style-name="ch1">
        <chart:plot-area chart:style-name="ch2" table:cell-range-address="Foglio1.B1:Foglio1.I2" chart:data-source-has-labels="row" svg:x="1.357cm" svg:y="0.963cm" svg:width="13.999cm" svg:height="8.185cm">
          <chartooo:coordinate-region svg:x="2.719cm" svg:y="1.175cm" svg:width="12cm" svg:height="7.3cm"/>
          <chart:axis chart:dimension="x" chart:name="primary-x" chart:style-name="ch3" chartooo:axis-type="auto">
            <chartooo:date-scale/>
            <chart:title svg:x="7.492cm" svg:y="9.356cm" chart:style-name="ch4">
              <text:p>ByteLenght</text:p>
            </chart:title>
            <chart:categories table:cell-range-address="Foglio1.B1:Foglio1.I1"/>
            <chart:grid chart:style-name="ch5" chart:class="major"/>
          </chart:axis>
          <chart:axis chart:dimension="y" chart:name="primary-y" chart:style-name="ch3">
            <chart:title svg:x="0.451cm" svg:y="6.303cm" chart:style-name="ch6">
              <text:p>Throughput[bps]</text:p>
            </chart:title>
            <chart:grid chart:style-name="ch5" chart:class="major"/>
          </chart:axis>
          <chart:series chart:style-name="ch7" chart:values-cell-range-address="Foglio1.B2:Foglio1.I2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Bytes</text:p>
                <draw:g>
                  <svg:desc>Foglio1.B1:Foglio1.I1</svg:desc>
                </draw:g>
              </table:table-cell>
              <table:table-cell office:value-type="string">
                <text:p>20Bytes</text:p>
              </table:table-cell>
              <table:table-cell office:value-type="string">
                <text:p>30Bytes</text:p>
              </table:table-cell>
              <table:table-cell office:value-type="string">
                <text:p>40Bytes</text:p>
              </table:table-cell>
              <table:table-cell office:value-type="string">
                <text:p>50Bytes</text:p>
              </table:table-cell>
              <table:table-cell office:value-type="string">
                <text:p>60Bytes</text:p>
              </table:table-cell>
              <table:table-cell office:value-type="string">
                <text:p>70Bytes</text:p>
              </table:table-cell>
              <table:table-cell office:value-type="string">
                <text:p>80Bytes</text:p>
              </table:table-cell>
            </table:table-row>
          </table:table-header-rows>
          <table:table-rows>
            <table:table-row>
              <table:table-cell office:value-type="string">
                <text:p>Riga 2</text:p>
                <draw:g>
                  <svg:desc/>
                </draw:g>
              </table:table-cell>
              <table:table-cell office:value-type="float" office:value="80641">
                <text:p>80641</text:p>
                <draw:g>
                  <svg:desc>Foglio1.B2:Foglio1.I2</svg:desc>
                </draw:g>
              </table:table-cell>
              <table:table-cell office:value-type="float" office:value="114938">
                <text:p>114938</text:p>
              </table:table-cell>
              <table:table-cell office:value-type="float" office:value="133924">
                <text:p>133924</text:p>
              </table:table-cell>
              <table:table-cell office:value-type="float" office:value="145980">
                <text:p>145980</text:p>
              </table:table-cell>
              <table:table-cell office:value-type="float" office:value="154316">
                <text:p>154316</text:p>
              </table:table-cell>
              <table:table-cell office:value-type="float" office:value="160423">
                <text:p>160423</text:p>
              </table:table-cell>
              <table:table-cell office:value-type="float" office:value="165089">
                <text:p>165089</text:p>
              </table:table-cell>
              <table:table-cell office:value-type="float" office:value="168771">
                <text:p>1687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